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4.603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1</text:p>
          </table:table-cell>
          <table:table-cell office:value-type="float" office:value="3.354016E-3" table:style-name="ce1">
            <text:p>0,003354016</text:p>
          </table:table-cell>
          <table:table-cell table:number-columns-repeated="4" table:style-name="ce1"/>
          <table:table-cell office:value-type="string" table:style-name="ce1">
            <text:p>U2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B1</text:p>
          </table:table-cell>
          <table:table-cell office:value-type="float" office:value="2.7440320000000001E-4" table:style-name="ce1">
            <text:p>0,000274403</text:p>
          </table:table-cell>
          <table:table-cell table:style-name="ce1"/>
          <table:table-cell office:value-type="float" office:value="4.8828125E-3" table:formula="of:=[.B8]/1024" table:style-name="ce1">
            <text:p>0,004882813</text:p>
          </table:table-cell>
          <table:table-cell office:value-type="float" office:value="512" table:style-name="ce1">
            <text:p>512</text:p>
          </table:table-cell>
          <table:table-cell table:style-name="ce1"/>
          <table:table-cell office:value-type="float" office:value="2.5" table:formula="of:=[.E3] *[.D3]" table:style-name="ce1">
            <text:p>2,5</text:p>
          </table:table-cell>
          <table:table-cell office:value-type="float" office:value="2.5" table:formula="of:=[.$B$8]-[.G3]" table:style-name="ce1">
            <text:p>2,5</text:p>
          </table:table-cell>
          <table:table-cell office:value-type="float" office:value="10000" table:formula="of:=[.$B$9]/[.H3]*[.G3]" table:style-name="ce1">
            <text:p>10000</text:p>
          </table:table-cell>
          <table:table-cell office:value-type="float" office:value="318.48421940917467" table:formula="of:=1/([.$B$2] + [.$B$3]*LN([.I3]/[.$B$7]) + [.$B$4] *LN([.I3]/[.$B$7])^2 +[.$B$5]*LN([.I3]/[.$B$7])^3)" table:style-name="ce1">
            <text:p>318,4842194</text:p>
          </table:table-cell>
          <table:table-cell office:value-type="float" office:value="45.334219409174693" table:formula="of:=[.J3]-273.15" table:style-name="ce1">
            <text:p>45,3342194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1</text:p>
          </table:table-cell>
          <table:table-cell office:value-type="float" office:value="3.6669439999999999E-6" table:style-name="ce1">
            <text:p>3,66694E-06</text:p>
          </table:table-cell>
          <table:table-cell table:number-columns-repeated="2" table:style-name="ce1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4.8828125" table:formula="of:=[.E4] * [.D3]" table:style-name="ce1">
            <text:p>4,8828125</text:p>
          </table:table-cell>
          <table:table-cell office:value-type="float" office:value="0.1171875" table:formula="of:=[.$B$8]-[.G4]" table:style-name="ce1">
            <text:p>0,1171875</text:p>
          </table:table-cell>
          <table:table-cell office:value-type="float" office:value="416666.66666666663" table:formula="of:=[.$B$9]/[.H4]*[.G4]" table:style-name="ce1">
            <text:p>416666,6667</text:p>
          </table:table-cell>
          <table:table-cell office:value-type="float" office:value="238.30383187303462" table:formula="of:=1/([.$B$2] + [.$B$3]*LN([.I4]/[.$B$7]) + [.$B$4] *LN([.I4]/[.$B$7])^2 +[.$B$5] *LN([.I4]/[.$B$7])^3)" table:style-name="ce1">
            <text:p>238,3038319</text:p>
          </table:table-cell>
          <table:table-cell office:value-type="float" office:value="-34.846168126965352" table:formula="of:=[.J4]-273.15" table:style-name="ce1">
            <text:p>-34,846168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1</text:p>
          </table:table-cell>
          <table:table-cell office:value-type="float" office:value="1.37492E-7" table:style-name="ce1">
            <text:p>1,37492E-07</text:p>
          </table:table-cell>
          <table:table-cell table:number-columns-repeated="2" table:style-name="ce1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3.90625" table:formula="of:=[.$D$3]*[.E5]" table:style-name="ce1">
            <text:p>3,90625</text:p>
          </table:table-cell>
          <table:table-cell office:value-type="float" office:value="1.09375" table:formula="of:=[.$B$8]-[.G5]" table:style-name="ce1">
            <text:p>1,09375</text:p>
          </table:table-cell>
          <table:table-cell office:value-type="float" office:value="35714.285714285717" table:formula="of:=[.$B$9]/[.H5]*[.G5]" table:style-name="ce1">
            <text:p>35714,28571</text:p>
          </table:table-cell>
          <table:table-cell office:value-type="float" office:value="286.71014645054225" table:formula="of:=1/([.$B$2] + [.$B$3]*LN([.I5]/[.$B$7]) + [.$B$4] *LN([.I5]/[.$B$7])^2 +[.$B$5] *LN([.I5]/[.$B$7])^3)" table:style-name="ce1">
            <text:p>286,7101465</text:p>
          </table:table-cell>
          <table:table-cell office:value-type="float" office:value="13.560146450542277" table:formula="of:=[.J5]-273.15" table:style-name="ce1">
            <text:p>13,5601464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.8828125E-3" table:formula="of:=[.$D$3]*[.E6]" table:style-name="ce1">
            <text:p>0,004882813</text:p>
          </table:table-cell>
          <table:table-cell office:value-type="float" office:value="4.9951171875" table:formula="of:=[.$B$8]-[.G6]" table:style-name="ce1">
            <text:p>4,995117188</text:p>
          </table:table-cell>
          <table:table-cell office:value-type="float" office:value="9.7751710654936463" table:formula="of:=[.$B$9]/[.H6]*[.G6]" table:style-name="ce1">
            <text:p>9,775171065</text:p>
          </table:table-cell>
          <table:table-cell office:value-type="float" office:value="718.82393599654347" table:formula="of:=1/([.$B$2] + [.$B$3]*LN([.I6]/[.$B$7]) + [.$B$4] *LN([.I6]/[.$B$7])^2 +[.$B$5] *LN([.I6]/[.$B$7])^3)" table:style-name="ce1">
            <text:p>718,823936</text:p>
          </table:table-cell>
          <table:table-cell office:value-type="float" office:value="445.67393599654349" table:formula="of:=[.J6]-273.15" table:style-name="ce1">
            <text:p>445,67393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ref</text:p>
          </table:table-cell>
          <table:table-cell office:value-type="float" office:value="22000" table:style-name="ce1">
            <text:p>22000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0.244140625" table:formula="of:=[.$D$3]*[.E7]" table:style-name="ce1">
            <text:p>0,244140625</text:p>
          </table:table-cell>
          <table:table-cell office:value-type="float" office:value="4.755859375" table:formula="of:=[.$B$8]-[.G7]" table:style-name="ce1">
            <text:p>4,755859375</text:p>
          </table:table-cell>
          <table:table-cell office:value-type="float" office:value="513.34702258726895" table:formula="of:=[.$B$9]/[.H7]*[.G7]" table:style-name="ce1">
            <text:p>513,3470226</text:p>
          </table:table-cell>
          <table:table-cell office:value-type="float" office:value="422.41550129193115" table:formula="of:=1/([.$B$2] + [.$B$3]*LN([.I7]/[.$B$7]) + [.$B$4] *LN([.I7]/[.$B$7])^2 +[.$B$5] *LN([.I7]/[.$B$7])^3)" table:style-name="ce1">
            <text:p>422,4155013</text:p>
          </table:table-cell>
          <table:table-cell office:value-type="float" office:value="149.26550129193117" table:formula="of:=[.J7]-273.15" table:style-name="ce1">
            <text:p>149,26550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0.48828125" table:formula="of:=[.$D$3]*[.E8]" table:style-name="ce1">
            <text:p>0,48828125</text:p>
          </table:table-cell>
          <table:table-cell office:value-type="float" office:value="4.51171875" table:formula="of:=[.$B$8]-[.G8]" table:style-name="ce1">
            <text:p>4,51171875</text:p>
          </table:table-cell>
          <table:table-cell office:value-type="float" office:value="1082.2510822510822" table:formula="of:=[.$B$9]/[.H8]*[.G8]" table:style-name="ce1">
            <text:p>1082,251082</text:p>
          </table:table-cell>
          <table:table-cell office:value-type="float" office:value="391.07966236637208" table:formula="of:=1/([.$B$2] + [.$B$3]*LN([.I8]/[.$B$7]) + [.$B$4] *LN([.I8]/[.$B$7])^2 +[.$B$5] *LN([.I8]/[.$B$7])^3)" table:style-name="ce1">
            <text:p>391,0796624</text:p>
          </table:table-cell>
          <table:table-cell office:value-type="float" office:value="117.9296623663721" table:formula="of:=[.J8]-273.15" table:style-name="ce1">
            <text:p>117,92966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1</text:p>
          </table:table-cell>
          <table:table-cell office:value-type="float" office:value="10000" table:style-name="ce1">
            <text:p>10000</text:p>
          </table:table-cell>
          <table:table-cell table:number-columns-repeated="2" table:style-name="ce1"/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0.732421875" table:formula="of:=[.$D$3]*[.E9]" table:style-name="ce1">
            <text:p>0,732421875</text:p>
          </table:table-cell>
          <table:table-cell office:value-type="float" office:value="4.267578125" table:formula="of:=[.$B$8]-[.G9]" table:style-name="ce1">
            <text:p>4,267578125</text:p>
          </table:table-cell>
          <table:table-cell office:value-type="float" office:value="1716.2471395881009" table:formula="of:=[.$B$9]/[.H9]*[.G9]" table:style-name="ce1">
            <text:p>1716,24714</text:p>
          </table:table-cell>
          <table:table-cell office:value-type="float" office:value="373.74526762863616" table:formula="of:=1/([.$B$2] + [.$B$3]*LN([.I9]/[.$B$7]) + [.$B$4] *LN([.I9]/[.$B$7])^2 +[.$B$5] *LN([.I9]/[.$B$7])^3)" table:style-name="ce1">
            <text:p>373,7452676</text:p>
          </table:table-cell>
          <table:table-cell office:value-type="float" office:value="100.59526762863618" table:formula="of:=[.J9]-273.15" table:style-name="ce1">
            <text:p>100,5952676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0.9765625" table:formula="of:=[.$D$3]*[.E10]" table:style-name="ce1">
            <text:p>0,9765625</text:p>
          </table:table-cell>
          <table:table-cell office:value-type="float" office:value="4.0234375" table:formula="of:=[.$B$8]-[.G10]" table:style-name="ce1">
            <text:p>4,0234375</text:p>
          </table:table-cell>
          <table:table-cell office:value-type="float" office:value="2427.1844660194174" table:formula="of:=[.$B$9]/[.H10]*[.G10]" table:style-name="ce1">
            <text:p>2427,184466</text:p>
          </table:table-cell>
          <table:table-cell office:value-type="float" office:value="361.59942452988298" table:formula="of:=1/([.$B$2] + [.$B$3]*LN([.I10]/[.$B$7]) + [.$B$4] *LN([.I10]/[.$B$7])^2 +[.$B$5] *LN([.I10]/[.$B$7])^3)" table:style-name="ce1">
            <text:p>361,5994245</text:p>
          </table:table-cell>
          <table:table-cell office:value-type="float" office:value="88.449424529883004" table:formula="of:=[.J10]-273.15" table:style-name="ce1">
            <text:p>88,4494245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R2</text:p>
          </table:table-cell>
          <table:table-cell table:number-columns-repeated="3" table:style-name="ce1"/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1.220703125" table:formula="of:=[.$D$3]*[.E11]" table:style-name="ce1">
            <text:p>1,220703125</text:p>
          </table:table-cell>
          <table:table-cell office:value-type="float" office:value="3.779296875" table:formula="of:=[.$B$8]-[.G11]" table:style-name="ce1">
            <text:p>3,779296875</text:p>
          </table:table-cell>
          <table:table-cell office:value-type="float" office:value="3229.9741602067184" table:formula="of:=[.$B$9]/[.H11]*[.G11]" table:style-name="ce1">
            <text:p>3229,97416</text:p>
          </table:table-cell>
          <table:table-cell office:value-type="float" office:value="352.10258320454204" table:formula="of:=1/([.$B$2] + [.$B$3]*LN([.I11]/[.$B$7]) + [.$B$4] *LN([.I11]/[.$B$7])^2 +[.$B$5] *LN([.I11]/[.$B$7])^3)" table:style-name="ce1">
            <text:p>352,1025832</text:p>
          </table:table-cell>
          <table:table-cell office:value-type="float" office:value="78.952583204542066" table:formula="of:=[.J11]-273.15" table:style-name="ce1">
            <text:p>78,9525832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1.46484375" table:formula="of:=[.$D$3]*[.E12]" table:style-name="ce1">
            <text:p>1,46484375</text:p>
          </table:table-cell>
          <table:table-cell office:value-type="float" office:value="3.53515625" table:formula="of:=[.$B$8]-[.G12]" table:style-name="ce1">
            <text:p>3,53515625</text:p>
          </table:table-cell>
          <table:table-cell office:value-type="float" office:value="4143.6464088397788" table:formula="of:=[.$B$9]/[.H12]*[.G12]" table:style-name="ce1">
            <text:p>4143,646409</text:p>
          </table:table-cell>
          <table:table-cell office:value-type="float" office:value="344.17607688842207" table:formula="of:=1/([.$B$2] + [.$B$3]*LN([.I12]/[.$B$7]) + [.$B$4] *LN([.I12]/[.$B$7])^2 +[.$B$5] *LN([.I12]/[.$B$7])^3)" table:style-name="ce1">
            <text:p>344,1760769</text:p>
          </table:table-cell>
          <table:table-cell office:value-type="float" office:value="71.026076888422097" table:formula="of:=[.J12]-273.15" table:style-name="ce1">
            <text:p>71,02607689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350" table:style-name="ce1">
            <text:p>350</text:p>
          </table:table-cell>
          <table:table-cell table:style-name="ce1"/>
          <table:table-cell office:value-type="float" office:value="1.708984375" table:formula="of:=[.$D$3]*[.E13]" table:style-name="ce1">
            <text:p>1,708984375</text:p>
          </table:table-cell>
          <table:table-cell office:value-type="float" office:value="3.291015625" table:formula="of:=[.$B$8]-[.G13]" table:style-name="ce1">
            <text:p>3,291015625</text:p>
          </table:table-cell>
          <table:table-cell office:value-type="float" office:value="5192.8783382789316" table:formula="of:=[.$B$9]/[.H13]*[.G13]" table:style-name="ce1">
            <text:p>5192,878338</text:p>
          </table:table-cell>
          <table:table-cell office:value-type="float" office:value="337.25960824382059" table:formula="of:=1/([.$B$2] + [.$B$3]*LN([.I13]/[.$B$7]) + [.$B$4] *LN([.I13]/[.$B$7])^2 +[.$B$5] *LN([.I13]/[.$B$7])^3)" table:style-name="ce1">
            <text:p>337,2596082</text:p>
          </table:table-cell>
          <table:table-cell office:value-type="float" office:value="64.109608243820617" table:formula="of:=[.J13]-273.15" table:style-name="ce1">
            <text:p>64,10960824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1.953125" table:formula="of:=[.$D$3]*[.E14]" table:style-name="ce1">
            <text:p>1,953125</text:p>
          </table:table-cell>
          <table:table-cell office:value-type="float" office:value="3.046875" table:formula="of:=[.$B$8]-[.G14]" table:style-name="ce1">
            <text:p>3,046875</text:p>
          </table:table-cell>
          <table:table-cell office:value-type="float" office:value="6410.2564102564102" table:formula="of:=[.$B$9]/[.H14]*[.G14]" table:style-name="ce1">
            <text:p>6410,25641</text:p>
          </table:table-cell>
          <table:table-cell office:value-type="float" office:value="331.02105706820333" table:formula="of:=1/([.$B$2] + [.$B$3]*LN([.I14]/[.$B$7]) + [.$B$4] *LN([.I14]/[.$B$7])^2 +[.$B$5] *LN([.I14]/[.$B$7])^3)" table:style-name="ce1">
            <text:p>331,0210571</text:p>
          </table:table-cell>
          <table:table-cell office:value-type="float" office:value="57.871057068203356" table:formula="of:=[.J14]-273.15" table:style-name="ce1">
            <text:p>57,87105707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450" table:style-name="ce1">
            <text:p>450</text:p>
          </table:table-cell>
          <table:table-cell table:style-name="ce1"/>
          <table:table-cell office:value-type="float" office:value="2.197265625" table:formula="of:=[.$D$3]*[.E15]" table:style-name="ce1">
            <text:p>2,197265625</text:p>
          </table:table-cell>
          <table:table-cell office:value-type="float" office:value="2.802734375" table:formula="of:=[.$B$8]-[.G15]" table:style-name="ce1">
            <text:p>2,802734375</text:p>
          </table:table-cell>
          <table:table-cell office:value-type="float" office:value="7839.7212543554006" table:formula="of:=[.$B$9]/[.H15]*[.G15]" table:style-name="ce1">
            <text:p>7839,721254</text:p>
          </table:table-cell>
          <table:table-cell office:value-type="float" office:value="325.24247706266635" table:formula="of:=1/([.$B$2] + [.$B$3]*LN([.I15]/[.$B$7]) + [.$B$4] *LN([.I15]/[.$B$7])^2 +[.$B$5] *LN([.I15]/[.$B$7])^3)" table:style-name="ce1">
            <text:p>325,2424771</text:p>
          </table:table-cell>
          <table:table-cell office:value-type="float" office:value="52.092477062666376" table:formula="of:=[.J15]-273.15" table:style-name="ce1">
            <text:p>52,09247706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500" table:style-name="ce1">
            <text:p>500</text:p>
          </table:table-cell>
          <table:table-cell table:style-name="ce1"/>
          <table:table-cell office:value-type="float" office:value="2.44140625" table:formula="of:=[.$D$3]*[.E16]" table:style-name="ce1">
            <text:p>2,44140625</text:p>
          </table:table-cell>
          <table:table-cell office:value-type="float" office:value="2.55859375" table:formula="of:=[.$B$8]-[.G16]" table:style-name="ce1">
            <text:p>2,55859375</text:p>
          </table:table-cell>
          <table:table-cell office:value-type="float" office:value="9541.9847328244286" table:formula="of:=[.$B$9]/[.H16]*[.G16]" table:style-name="ce1">
            <text:p>9541,984733</text:p>
          </table:table-cell>
          <table:table-cell office:value-type="float" office:value="319.76727071822779" table:formula="of:=1/([.$B$2] + [.$B$3]*LN([.I16]/[.$B$7]) + [.$B$4] *LN([.I16]/[.$B$7])^2 +[.$B$5] *LN([.I16]/[.$B$7])^3)" table:style-name="ce1">
            <text:p>319,7672707</text:p>
          </table:table-cell>
          <table:table-cell office:value-type="float" office:value="46.617270718227815" table:formula="of:=[.J16]-273.15" table:style-name="ce1">
            <text:p>46,61727072</text:p>
          </table:table-cell>
          <table:table-cell table:style-name="ce1"/>
          <table:table-cell office:value-type="float" office:value="45.346429923333019" table:formula="of:=[.K16] - ([.K16]-[.K17])/([.E17]-[.E16])*12" table:style-name="ce1">
            <text:p>45,34642992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2.685546875" table:formula="of:=[.$D$3]*[.E17]" table:style-name="ce1">
            <text:p>2,685546875</text:p>
          </table:table-cell>
          <table:table-cell office:value-type="float" office:value="2.314453125" table:formula="of:=[.$B$8]-[.G17]" table:style-name="ce1">
            <text:p>2,314453125</text:p>
          </table:table-cell>
          <table:table-cell office:value-type="float" office:value="11603.37552742616" table:formula="of:=[.$B$9]/[.H17]*[.G17]" table:style-name="ce1">
            <text:p>11603,37553</text:p>
          </table:table-cell>
          <table:table-cell office:value-type="float" office:value="314.47210073949947" table:formula="of:=1/([.$B$2] + [.$B$3]*LN([.I17]/[.$B$7]) + [.$B$4] *LN([.I17]/[.$B$7])^2 +[.$B$5] *LN([.I17]/[.$B$7])^3)" table:style-name="ce1">
            <text:p>314,4721007</text:p>
          </table:table-cell>
          <table:table-cell office:value-type="float" office:value="41.32210073949949" table:formula="of:=[.J17]-273.15" table:style-name="ce1">
            <text:p>41,32210074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600" table:style-name="ce1">
            <text:p>600</text:p>
          </table:table-cell>
          <table:table-cell table:style-name="ce1"/>
          <table:table-cell office:value-type="float" office:value="2.9296875" table:formula="of:=[.$D$3]*[.E18]" table:style-name="ce1">
            <text:p>2,9296875</text:p>
          </table:table-cell>
          <table:table-cell office:value-type="float" office:value="2.0703125" table:formula="of:=[.$B$8]-[.G18]" table:style-name="ce1">
            <text:p>2,0703125</text:p>
          </table:table-cell>
          <table:table-cell office:value-type="float" office:value="14150.943396226416" table:formula="of:=[.$B$9]/[.H18]*[.G18]" table:style-name="ce1">
            <text:p>14150,9434</text:p>
          </table:table-cell>
          <table:table-cell office:value-type="float" office:value="309.24952575476618" table:formula="of:=1/([.$B$2] + [.$B$3]*LN([.I18]/[.$B$7]) + [.$B$4] *LN([.I18]/[.$B$7])^2 +[.$B$5] *LN([.I18]/[.$B$7])^3)" table:style-name="ce1">
            <text:p>309,2495258</text:p>
          </table:table-cell>
          <table:table-cell office:value-type="float" office:value="36.099525754766205" table:formula="of:=[.J18]-273.15" table:style-name="ce1">
            <text:p>36,0995257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650" table:style-name="ce1">
            <text:p>650</text:p>
          </table:table-cell>
          <table:table-cell table:style-name="ce1"/>
          <table:table-cell office:value-type="float" office:value="3.173828125" table:formula="of:=[.$D$3]*[.E19]" table:style-name="ce1">
            <text:p>3,173828125</text:p>
          </table:table-cell>
          <table:table-cell office:value-type="float" office:value="1.826171875" table:formula="of:=[.$B$8]-[.G19]" table:style-name="ce1">
            <text:p>1,826171875</text:p>
          </table:table-cell>
          <table:table-cell office:value-type="float" office:value="17379.679144385027" table:formula="of:=[.$B$9]/[.H19]*[.G19]" table:style-name="ce1">
            <text:p>17379,67914</text:p>
          </table:table-cell>
          <table:table-cell office:value-type="float" office:value="303.99479967915403" table:formula="of:=1/([.$B$2] + [.$B$3]*LN([.I19]/[.$B$7]) + [.$B$4] *LN([.I19]/[.$B$7])^2 +[.$B$5] *LN([.I19]/[.$B$7])^3)" table:style-name="ce1">
            <text:p>303,9947997</text:p>
          </table:table-cell>
          <table:table-cell office:value-type="float" office:value="30.84479967915405" table:formula="of:=[.J19]-273.15" table:style-name="ce1">
            <text:p>30,8447996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700" table:style-name="ce1">
            <text:p>700</text:p>
          </table:table-cell>
          <table:table-cell table:style-name="ce1"/>
          <table:table-cell office:value-type="float" office:value="3.41796875" table:formula="of:=[.$D$3]*[.E20]" table:style-name="ce1">
            <text:p>3,41796875</text:p>
          </table:table-cell>
          <table:table-cell office:value-type="float" office:value="1.58203125" table:formula="of:=[.$B$8]-[.G20]" table:style-name="ce1">
            <text:p>1,58203125</text:p>
          </table:table-cell>
          <table:table-cell office:value-type="float" office:value="21604.938271604937" table:formula="of:=[.$B$9]/[.H20]*[.G20]" table:style-name="ce1">
            <text:p>21604,93827</text:p>
          </table:table-cell>
          <table:table-cell office:value-type="float" office:value="298.59259555609304" table:formula="of:=1/([.$B$2] + [.$B$3]*LN([.I20]/[.$B$7]) + [.$B$4] *LN([.I20]/[.$B$7])^2 +[.$B$5] *LN([.I20]/[.$B$7])^3)" table:style-name="ce1">
            <text:p>298,5925956</text:p>
          </table:table-cell>
          <table:table-cell office:value-type="float" office:value="25.442595556093067" table:formula="of:=[.J20]-273.15" table:style-name="ce1">
            <text:p>25,44259556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750" table:style-name="ce1">
            <text:p>750</text:p>
          </table:table-cell>
          <table:table-cell table:style-name="ce1"/>
          <table:table-cell office:value-type="float" office:value="3.662109375" table:formula="of:=[.$D$3]*[.E21]" table:style-name="ce1">
            <text:p>3,662109375</text:p>
          </table:table-cell>
          <table:table-cell office:value-type="float" office:value="1.337890625" table:formula="of:=[.$B$8]-[.G21]" table:style-name="ce1">
            <text:p>1,337890625</text:p>
          </table:table-cell>
          <table:table-cell office:value-type="float" office:value="27372.262773722628" table:formula="of:=[.$B$9]/[.H21]*[.G21]" table:style-name="ce1">
            <text:p>27372,26277</text:p>
          </table:table-cell>
          <table:table-cell office:value-type="float" office:value="292.89899620429543" table:formula="of:=1/([.$B$2] + [.$B$3]*LN([.I21]/[.$B$7]) + [.$B$4] *LN([.I21]/[.$B$7])^2 +[.$B$5] *LN([.I21]/[.$B$7])^3)" table:style-name="ce1">
            <text:p>292,8989962</text:p>
          </table:table-cell>
          <table:table-cell office:value-type="float" office:value="19.748996204295452" table:formula="of:=[.J21]-273.15" table:style-name="ce1">
            <text:p>19,748996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3.90625" table:formula="of:=[.$D$3]*[.E22]" table:style-name="ce1">
            <text:p>3,90625</text:p>
          </table:table-cell>
          <table:table-cell office:value-type="float" office:value="1.09375" table:formula="of:=[.$B$8]-[.G22]" table:style-name="ce1">
            <text:p>1,09375</text:p>
          </table:table-cell>
          <table:table-cell office:value-type="float" office:value="35714.285714285717" table:formula="of:=[.$B$9]/[.H22]*[.G22]" table:style-name="ce1">
            <text:p>35714,28571</text:p>
          </table:table-cell>
          <table:table-cell office:value-type="float" office:value="286.71014645054225" table:formula="of:=1/([.$B$2] + [.$B$3]*LN([.I22]/[.$B$7]) + [.$B$4] *LN([.I22]/[.$B$7])^2 +[.$B$5] *LN([.I22]/[.$B$7])^3)" table:style-name="ce1">
            <text:p>286,7101465</text:p>
          </table:table-cell>
          <table:table-cell office:value-type="float" office:value="13.560146450542277" table:formula="of:=[.J22]-273.15" table:style-name="ce1">
            <text:p>13,5601464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850" table:style-name="ce1">
            <text:p>850</text:p>
          </table:table-cell>
          <table:table-cell table:style-name="ce1"/>
          <table:table-cell office:value-type="float" office:value="4.150390625" table:formula="of:=[.$D$3]*[.E23]" table:style-name="ce1">
            <text:p>4,150390625</text:p>
          </table:table-cell>
          <table:table-cell office:value-type="float" office:value="0.849609375" table:formula="of:=[.$B$8]-[.G23]" table:style-name="ce1">
            <text:p>0,849609375</text:p>
          </table:table-cell>
          <table:table-cell office:value-type="float" office:value="48850.574712643676" table:formula="of:=[.$B$9]/[.H23]*[.G23]" table:style-name="ce1">
            <text:p>48850,57471</text:p>
          </table:table-cell>
          <table:table-cell office:value-type="float" office:value="279.695460153422" table:formula="of:=1/([.$B$2] + [.$B$3]*LN([.I23]/[.$B$7]) + [.$B$4] *LN([.I23]/[.$B$7])^2 +[.$B$5] *LN([.I23]/[.$B$7])^3)" table:style-name="ce1">
            <text:p>279,6954602</text:p>
          </table:table-cell>
          <table:table-cell office:value-type="float" office:value="6.5454601534220274" table:formula="of:=[.J23]-273.15" table:style-name="ce1">
            <text:p>6,54546015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900" table:style-name="ce1">
            <text:p>900</text:p>
          </table:table-cell>
          <table:table-cell table:style-name="ce1"/>
          <table:table-cell office:value-type="float" office:value="4.39453125" table:formula="of:=[.$D$3]*[.E24]" table:style-name="ce1">
            <text:p>4,39453125</text:p>
          </table:table-cell>
          <table:table-cell office:value-type="float" office:value="0.60546875" table:formula="of:=[.$B$8]-[.G24]" table:style-name="ce1">
            <text:p>0,60546875</text:p>
          </table:table-cell>
          <table:table-cell office:value-type="float" office:value="72580.645161290318" table:formula="of:=[.$B$9]/[.H24]*[.G24]" table:style-name="ce1">
            <text:p>72580,64516</text:p>
          </table:table-cell>
          <table:table-cell office:value-type="float" office:value="271.22192691998015" table:formula="of:=1/([.$B$2] + [.$B$3]*LN([.I24]/[.$B$7]) + [.$B$4] *LN([.I24]/[.$B$7])^2 +[.$B$5] *LN([.I24]/[.$B$7])^3)" table:style-name="ce1">
            <text:p>271,2219269</text:p>
          </table:table-cell>
          <table:table-cell office:value-type="float" office:value="-1.9280730800198285" table:formula="of:=[.J24]-273.15" table:style-name="ce1">
            <text:p>-1,9280730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950" table:style-name="ce1">
            <text:p>950</text:p>
          </table:table-cell>
          <table:table-cell table:style-name="ce1"/>
          <table:table-cell office:value-type="float" office:value="4.638671875" table:formula="of:=[.$D$3]*[.E25]" table:style-name="ce1">
            <text:p>4,638671875</text:p>
          </table:table-cell>
          <table:table-cell office:value-type="float" office:value="0.361328125" table:formula="of:=[.$B$8]-[.G25]" table:style-name="ce1">
            <text:p>0,361328125</text:p>
          </table:table-cell>
          <table:table-cell office:value-type="float" office:value="128378.37837837839" table:formula="of:=[.$B$9]/[.H25]*[.G25]" table:style-name="ce1">
            <text:p>128378,3784</text:p>
          </table:table-cell>
          <table:table-cell office:value-type="float" office:value="259.72603181547441" table:formula="of:=1/([.$B$2] + [.$B$3]*LN([.I25]/[.$B$7]) + [.$B$4] *LN([.I25]/[.$B$7])^2 +[.$B$5] *LN([.I25]/[.$B$7])^3)" table:style-name="ce1">
            <text:p>259,7260318</text:p>
          </table:table-cell>
          <table:table-cell office:value-type="float" office:value="-13.423968184525563" table:formula="of:=[.J25]-273.15" table:style-name="ce1">
            <text:p>-13,42396818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4.8828125" table:formula="of:=[.$D$3]*[.E26]" table:style-name="ce1">
            <text:p>4,8828125</text:p>
          </table:table-cell>
          <table:table-cell office:value-type="float" office:value="0.1171875" table:formula="of:=[.$B$8]-[.G26]" table:style-name="ce1">
            <text:p>0,1171875</text:p>
          </table:table-cell>
          <table:table-cell office:value-type="float" office:value="416666.66666666663" table:formula="of:=[.$B$9]/[.H26]*[.G26]" table:style-name="ce1">
            <text:p>416666,6667</text:p>
          </table:table-cell>
          <table:table-cell office:value-type="float" office:value="238.30383187303462" table:formula="of:=1/([.$B$2] + [.$B$3]*LN([.I26]/[.$B$7]) + [.$B$4] *LN([.I26]/[.$B$7])^2 +[.$B$5] *LN([.I26]/[.$B$7])^3)" table:style-name="ce1">
            <text:p>238,3038319</text:p>
          </table:table-cell>
          <table:table-cell office:value-type="float" office:value="-34.846168126965352" table:formula="of:=[.J26]-273.15" table:style-name="ce1">
            <text:p>-34,84616813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1023" table:style-name="ce1">
            <text:p>1023</text:p>
          </table:table-cell>
          <table:table-cell table:style-name="ce1"/>
          <table:table-cell office:value-type="float" office:value="4.9951171875" table:formula="of:=[.$D$3]*[.E27]" table:style-name="ce1">
            <text:p>4,995117188</text:p>
          </table:table-cell>
          <table:table-cell office:value-type="float" office:value="4.8828125E-3" table:formula="of:=[.$B$8]-[.G27]" table:style-name="ce1">
            <text:p>0,004882813</text:p>
          </table:table-cell>
          <table:table-cell office:value-type="float" office:value="10230000" table:formula="of:=[.$B$9]/[.H27]*[.G27]" table:style-name="ce1">
            <text:p>10230000</text:p>
          </table:table-cell>
          <table:table-cell office:value-type="float" office:value="191.95322379131949" table:formula="of:=1/([.$B$2] + [.$B$3]*LN([.I27]/[.$B$7]) + [.$B$4] *LN([.I27]/[.$B$7])^2 +[.$B$5] *LN([.I27]/[.$B$7])^3)" table:style-name="ce1">
            <text:p>191,9532238</text:p>
          </table:table-cell>
          <table:table-cell office:value-type="float" office:value="-81.19677620868049" table:formula="of:=[.J27]-273.15" table:style-name="ce1">
            <text:p>-81,19677621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306" table:style-name="ce1">
            <text:p>306</text:p>
          </table:table-cell>
          <table:table-cell table:style-name="ce1"/>
          <table:table-cell office:value-type="float" office:value="1.494140625" table:formula="of:=[.$D$3]*[.E28]" table:style-name="ce1">
            <text:p>1,494140625</text:p>
          </table:table-cell>
          <table:table-cell office:value-type="float" office:value="3.505859375" table:formula="of:=[.$B$8]-[.G28]" table:style-name="ce1">
            <text:p>3,505859375</text:p>
          </table:table-cell>
          <table:table-cell office:value-type="float" office:value="4261.8384401114208" table:formula="of:=[.$B$9]/[.H28]*[.G28]" table:style-name="ce1">
            <text:p>4261,83844</text:p>
          </table:table-cell>
          <table:table-cell office:value-type="float" office:value="343.3008033518372" table:formula="of:=1/([.$B$2] + [.$B$3]*LN([.I28]/[.$B$7]) + [.$B$4] *LN([.I28]/[.$B$7])^2 +[.$B$5] *LN([.I28]/[.$B$7])^3)" table:style-name="ce1">
            <text:p>343,3008034</text:p>
          </table:table-cell>
          <table:table-cell office:value-type="float" office:value="70.150803351837226" table:formula="of:=[.J28]-273.15" table:style-name="ce1">
            <text:p>70,15080335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714" table:style-name="ce1">
            <text:p>714</text:p>
          </table:table-cell>
          <table:table-cell table:style-name="ce1"/>
          <table:table-cell office:value-type="float" office:value="3.486328125" table:formula="of:=[.$D$3]*[.E29]" table:style-name="ce1">
            <text:p>3,486328125</text:p>
          </table:table-cell>
          <table:table-cell office:value-type="float" office:value="1.513671875" table:formula="of:=[.$B$8]-[.G29]" table:style-name="ce1">
            <text:p>1,513671875</text:p>
          </table:table-cell>
          <table:table-cell office:value-type="float" office:value="23032.258064516129" table:formula="of:=[.$B$9]/[.H29]*[.G29]" table:style-name="ce1">
            <text:p>23032,25806</text:p>
          </table:table-cell>
          <table:table-cell office:value-type="float" office:value="297.03505402006351" table:formula="of:=1/([.$B$2] + [.$B$3]*LN([.I29]/[.$B$7]) + [.$B$4] *LN([.I29]/[.$B$7])^2 +[.$B$5] *LN([.I29]/[.$B$7])^3)" table:style-name="ce1">
            <text:p>297,035054</text:p>
          </table:table-cell>
          <table:table-cell office:value-type="float" office:value="23.885054020063535" table:formula="of:=[.J29]-273.15" table:style-name="ce1">
            <text:p>23,88505402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float" office:value="512" table:style-name="ce1">
            <text:p>512</text:p>
          </table:table-cell>
          <table:table-cell table:style-name="ce1"/>
          <table:table-cell office:value-type="float" office:value="2.5" table:formula="of:=[.$D$3]*[.E30]" table:style-name="ce1">
            <text:p>2,5</text:p>
          </table:table-cell>
          <table:table-cell office:value-type="float" office:value="2.5" table:formula="of:=[.$B$8]-[.G30]" table:style-name="ce1">
            <text:p>2,5</text:p>
          </table:table-cell>
          <table:table-cell office:value-type="float" office:value="10000" table:formula="of:=[.$B$9]/[.H30]*[.G30]" table:style-name="ce1">
            <text:p>10000</text:p>
          </table:table-cell>
          <table:table-cell office:value-type="float" office:value="318.48421940917467" table:formula="of:=1/([.$B$2] + [.$B$3]*LN([.I30]/[.$B$7]) + [.$B$4] *LN([.I30]/[.$B$7])^2 +[.$B$5] *LN([.I30]/[.$B$7])^3)" table:style-name="ce1">
            <text:p>318,4842194</text:p>
          </table:table-cell>
          <table:table-cell office:value-type="float" office:value="45.334219409174693" table:formula="of:=[.J30]-273.15" table:style-name="ce1">
            <text:p>45,33421941</text:p>
          </table:table-cell>
          <table:table-cell table:number-columns-repeated="16373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gda</meta:initial-creator>
    <dc:creator>Magda</dc:creator>
    <meta:creation-date>2016-04-13T08:15:35Z</meta:creation-date>
    <dc:date>2016-04-13T16:25:38Z</dc:date>
  </office:meta>
</office:document-meta>
</file>